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498in"/>
    </style:style>
    <style:style style:name="co5" style:family="table-column">
      <style:table-column-properties fo:break-before="auto" style:column-width="1.689in"/>
    </style:style>
    <style:style style:name="co6" style:family="table-column">
      <style:table-column-properties fo:break-before="auto" style:column-width="2.3992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44.91">
            <text:p>44.91</text:p>
          </table:table-cell>
          <table:table-cell office:value-type="float" office:value="71.06">
            <text:p>71.06</text:p>
          </table:table-cell>
          <table:table-cell office:value-type="float" office:value="25633">
            <text:p>25633</text:p>
          </table:table-cell>
          <table:table-cell office:value-type="string">
            <text:p>Northern New England</text:p>
          </table:table-cell>
          <table:table-cell office:value-type="string">
            <text:p>N New England</text:p>
          </table:table-cell>
          <table:table-cell office:value-type="float" office:value="72613">
            <text:p>726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70.07">
            <text:p>70.07</text:p>
          </table:table-cell>
          <table:table-cell office:value-type="float" office:value="21739">
            <text:p>21739</text:p>
          </table:table-cell>
          <table:table-cell office:value-type="string">
            <text:p>Northeast New England</text:p>
          </table:table-cell>
          <table:table-cell office:value-type="string">
            <text:p>Ne New England</text:p>
          </table:table-cell>
          <table:table-cell office:value-type="float" office:value="72606">
            <text:p>726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68">
            <text:p>43.68</text:p>
          </table:table-cell>
          <table:table-cell office:value-type="float" office:value="74.39">
            <text:p>74.39</text:p>
          </table:table-cell>
          <table:table-cell office:value-type="float" office:value="28044">
            <text:p>28044</text:p>
          </table:table-cell>
          <table:table-cell office:value-type="string">
            <text:p>Northern New York</text:p>
          </table:table-cell>
          <table:table-cell office:value-type="string">
            <text:p>N New York</text:p>
          </table:table-cell>
          <table:table-cell office:value-type="float" office:value="72617">
            <text:p>726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.86">
            <text:p>41.86</text:p>
          </table:table-cell>
          <table:table-cell office:value-type="float" office:value="72.64">
            <text:p>72.64</text:p>
          </table:table-cell>
          <table:table-cell office:value-type="float" office:value="27126">
            <text:p>27126</text:p>
          </table:table-cell>
          <table:table-cell office:value-type="string">
            <text:p>Southern New England</text:p>
          </table:table-cell>
          <table:table-cell office:value-type="string">
            <text:p>S New England</text:p>
          </table:table-cell>
          <table:table-cell office:value-type="float" office:value="72508">
            <text:p>7250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22">
            <text:p>42.22</text:p>
          </table:table-cell>
          <table:table-cell office:value-type="float" office:value="78.55">
            <text:p>78.55</text:p>
          </table:table-cell>
          <table:table-cell office:value-type="float" office:value="28209">
            <text:p>28209</text:p>
          </table:table-cell>
          <table:table-cell office:value-type="string">
            <text:p>Eastern Great Lakes</text:p>
          </table:table-cell>
          <table:table-cell office:value-type="string">
            <text:p>E Grt Lakes</text:p>
          </table:table-cell>
          <table:table-cell office:value-type="float" office:value="72528">
            <text:p>725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.22">
            <text:p>40.22</text:p>
          </table:table-cell>
          <table:table-cell office:value-type="float" office:value="83.01">
            <text:p>83.01</text:p>
          </table:table-cell>
          <table:table-cell office:value-type="float" office:value="31008">
            <text:p>31008</text:p>
          </table:table-cell>
          <table:table-cell table:number-columns-repeated="2" office:value-type="string">
            <text:p>Ohio</text:p>
          </table:table-cell>
          <table:table-cell office:value-type="float" office:value="72428">
            <text:p>724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.31">
            <text:p>39.31</text:p>
          </table:table-cell>
          <table:table-cell office:value-type="float" office:value="76.03">
            <text:p>76.03</text:p>
          </table:table-cell>
          <table:table-cell office:value-type="float" office:value="30245">
            <text:p>30245</text:p>
          </table:table-cell>
          <table:table-cell office:value-type="string">
            <text:p>Mid-Atlantic Coast</text:p>
          </table:table-cell>
          <table:table-cell office:value-type="string">
            <text:p>Mid-Atl Coast</text:p>
          </table:table-cell>
          <table:table-cell office:value-type="float" office:value="72408">
            <text:p>7240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95">
            <text:p>40.95</text:p>
          </table:table-cell>
          <table:table-cell office:value-type="float" office:value="77.51">
            <text:p>77.51</text:p>
          </table:table-cell>
          <table:table-cell office:value-type="float" office:value="28351">
            <text:p>28351</text:p>
          </table:table-cell>
          <table:table-cell office:value-type="string">
            <text:p>Northern Appalachain</text:p>
          </table:table-cell>
          <table:table-cell office:value-type="string">
            <text:p>N Appalachns</text:p>
          </table:table-cell>
          <table:table-cell office:value-type="float" office:value="72514">
            <text:p>725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8.83">
            <text:p>38.83</text:p>
          </table:table-cell>
          <table:table-cell office:value-type="float" office:value="80">
            <text:p>80</text:p>
          </table:table-cell>
          <table:table-cell office:value-type="float" office:value="31042">
            <text:p>31042</text:p>
          </table:table-cell>
          <table:table-cell office:value-type="string">
            <text:p>Central Appalachain</text:p>
          </table:table-cell>
          <table:table-cell office:value-type="string">
            <text:p>Cent Appalachns</text:p>
          </table:table-cell>
          <table:table-cell office:value-type="float" office:value="72414">
            <text:p>724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6.95">
            <text:p>36.95</text:p>
          </table:table-cell>
          <table:table-cell office:value-type="float" office:value="77.69">
            <text:p>77.69</text:p>
          </table:table-cell>
          <table:table-cell office:value-type="float" office:value="29666">
            <text:p>29666</text:p>
          </table:table-cell>
          <table:table-cell office:value-type="string">
            <text:p>Coastal Virginia</text:p>
          </table:table-cell>
          <table:table-cell office:value-type="string">
            <text:p>Coastl Virg</text:p>
          </table:table-cell>
          <table:table-cell office:value-type="float" office:value="72401">
            <text:p>724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.92">
            <text:p>35.92</text:p>
          </table:table-cell>
          <table:table-cell office:value-type="float" office:value="82.38">
            <text:p>82.38</text:p>
          </table:table-cell>
          <table:table-cell office:value-type="float" office:value="30575">
            <text:p>30575</text:p>
          </table:table-cell>
          <table:table-cell office:value-type="string">
            <text:p>Southern Appalachain</text:p>
          </table:table-cell>
          <table:table-cell office:value-type="string">
            <text:p>S Appalachns</text:p>
          </table:table-cell>
          <table:table-cell office:value-type="float" office:value="72326">
            <text:p>7232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4.22">
            <text:p>34.22</text:p>
          </table:table-cell>
          <table:table-cell office:value-type="float" office:value="78.92">
            <text:p>78.92</text:p>
          </table:table-cell>
          <table:table-cell office:value-type="float" office:value="30556">
            <text:p>30556</text:p>
          </table:table-cell>
          <table:table-cell office:value-type="string">
            <text:p>Coastal Carolinas</text:p>
          </table:table-cell>
          <table:table-cell office:value-type="string">
            <text:p>Coastl Carolnas</text:p>
          </table:table-cell>
          <table:table-cell office:value-type="float" office:value="723013">
            <text:p>7230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4.89">
            <text:p>34.89</text:p>
          </table:table-cell>
          <table:table-cell office:value-type="float" office:value="80.74">
            <text:p>80.74</text:p>
          </table:table-cell>
          <table:table-cell office:value-type="float" office:value="34225">
            <text:p>34225</text:p>
          </table:table-cell>
          <table:table-cell office:value-type="string">
            <text:p>Interior Carolinas</text:p>
          </table:table-cell>
          <table:table-cell office:value-type="string">
            <text:p>Interior Carolnas</text:p>
          </table:table-cell>
          <table:table-cell office:value-type="float" office:value="72314">
            <text:p>723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5.5">
            <text:p>45.5</text:p>
          </table:table-cell>
          <table:table-cell office:value-type="float" office:value="87.63">
            <text:p>87.63</text:p>
          </table:table-cell>
          <table:table-cell office:value-type="float" office:value="27765">
            <text:p>27765</text:p>
          </table:table-cell>
          <table:table-cell office:value-type="string">
            <text:p>Michigan Upper Pen.</text:p>
          </table:table-cell>
          <table:table-cell office:value-type="string">
            <text:p>Upper Mich</text:p>
          </table:table-cell>
          <table:table-cell office:value-type="float" office:value="72743">
            <text:p>727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7.66">
            <text:p>47.66</text:p>
          </table:table-cell>
          <table:table-cell office:value-type="float" office:value="94.06">
            <text:p>94.06</text:p>
          </table:table-cell>
          <table:table-cell office:value-type="float" office:value="36687">
            <text:p>36687</text:p>
          </table:table-cell>
          <table:table-cell office:value-type="string">
            <text:p>Northern Minnisota</text:p>
          </table:table-cell>
          <table:table-cell office:value-type="string">
            <text:p>N Minn</text:p>
          </table:table-cell>
          <table:table-cell office:value-type="float" office:value="72747">
            <text:p>727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.48">
            <text:p>47.48</text:p>
          </table:table-cell>
          <table:table-cell office:value-type="float" office:value="98.75">
            <text:p>98.75</text:p>
          </table:table-cell>
          <table:table-cell office:value-type="float" office:value="36378">
            <text:p>36378</text:p>
          </table:table-cell>
          <table:table-cell office:value-type="string">
            <text:p>Eastern North Dakota</text:p>
          </table:table-cell>
          <table:table-cell office:value-type="string">
            <text:p>E North Dak</text:p>
          </table:table-cell>
          <table:table-cell office:value-type="float" office:value="72753">
            <text:p>7275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7.24">
            <text:p>47.24</text:p>
          </table:table-cell>
          <table:table-cell office:value-type="float" office:value="102.22">
            <text:p>102.22</text:p>
          </table:table-cell>
          <table:table-cell office:value-type="float" office:value="34287">
            <text:p>34287</text:p>
          </table:table-cell>
          <table:table-cell office:value-type="string">
            <text:p>Western North Dakota</text:p>
          </table:table-cell>
          <table:table-cell office:value-type="string">
            <text:p>W North Dak</text:p>
          </table:table-cell>
          <table:table-cell office:value-type="float" office:value="72764">
            <text:p>7276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6.95">
            <text:p>46.95</text:p>
          </table:table-cell>
          <table:table-cell office:value-type="float" office:value="105.62">
            <text:p>105.62</text:p>
          </table:table-cell>
          <table:table-cell office:value-type="float" office:value="42155">
            <text:p>42155</text:p>
          </table:table-cell>
          <table:table-cell office:value-type="string">
            <text:p>Eastern Montana</text:p>
          </table:table-cell>
          <table:table-cell office:value-type="string">
            <text:p>E Mont</text:p>
          </table:table-cell>
          <table:table-cell office:value-type="float" office:value="72768">
            <text:p>7276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8.23">
            <text:p>48.23</text:p>
          </table:table-cell>
          <table:table-cell office:value-type="float" office:value="110.29">
            <text:p>110.29</text:p>
          </table:table-cell>
          <table:table-cell office:value-type="float" office:value="26897">
            <text:p>26897</text:p>
          </table:table-cell>
          <table:table-cell office:value-type="string">
            <text:p>North-Central Montana</text:p>
          </table:table-cell>
          <table:table-cell office:value-type="string">
            <text:p>N-Cent Mont</text:p>
          </table:table-cell>
          <table:table-cell office:value-type="float" office:value="72775">
            <text:p>7277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6.24">
            <text:p>46.24</text:p>
          </table:table-cell>
          <table:table-cell office:value-type="float" office:value="109.52">
            <text:p>109.52</text:p>
          </table:table-cell>
          <table:table-cell office:value-type="float" office:value="39565">
            <text:p>39565</text:p>
          </table:table-cell>
          <table:table-cell office:value-type="string">
            <text:p>South Central Montana</text:p>
          </table:table-cell>
          <table:table-cell office:value-type="string">
            <text:p>S-Cent Mont</text:p>
          </table:table-cell>
          <table:table-cell office:value-type="float" office:value="72677">
            <text:p>7267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.32">
            <text:p>46.32</text:p>
          </table:table-cell>
          <table:table-cell office:value-type="float" office:value="113.22">
            <text:p>113.22</text:p>
          </table:table-cell>
          <table:table-cell office:value-type="float" office:value="38521">
            <text:p>38521</text:p>
          </table:table-cell>
          <table:table-cell office:value-type="string">
            <text:p>Western Montana</text:p>
          </table:table-cell>
          <table:table-cell office:value-type="string">
            <text:p>W Mont</text:p>
          </table:table-cell>
          <table:table-cell office:value-type="float" office:value="72773">
            <text:p>7277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3.78">
            <text:p>43.78</text:p>
          </table:table-cell>
          <table:table-cell office:value-type="float" office:value="84.91">
            <text:p>84.91</text:p>
          </table:table-cell>
          <table:table-cell office:value-type="float" office:value="28060">
            <text:p>28060</text:p>
          </table:table-cell>
          <table:table-cell office:value-type="string">
            <text:p>North-Central Michigan</text:p>
          </table:table-cell>
          <table:table-cell office:value-type="string">
            <text:p>N-Cent Mich</text:p>
          </table:table-cell>
          <table:table-cell office:value-type="float" office:value="72635">
            <text:p>7263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.64">
            <text:p>41.64</text:p>
          </table:table-cell>
          <table:table-cell office:value-type="float" office:value="84.71">
            <text:p>84.71</text:p>
          </table:table-cell>
          <table:table-cell office:value-type="float" office:value="25633">
            <text:p>25633</text:p>
          </table:table-cell>
          <table:table-cell office:value-type="string">
            <text:p>Southern Michigan</text:p>
          </table:table-cell>
          <table:table-cell office:value-type="string">
            <text:p>S Mich</text:p>
          </table:table-cell>
          <table:table-cell office:value-type="float" office:value="72537">
            <text:p>7253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.17">
            <text:p>40.17</text:p>
          </table:table-cell>
          <table:table-cell office:value-type="float" office:value="87.64">
            <text:p>87.64</text:p>
          </table:table-cell>
          <table:table-cell office:value-type="float" office:value="33840">
            <text:p>33840</text:p>
          </table:table-cell>
          <table:table-cell office:value-type="string">
            <text:p>East-Central Illinois</text:p>
          </table:table-cell>
          <table:table-cell office:value-type="string">
            <text:p>E-Cent Ill</text:p>
          </table:table-cell>
          <table:table-cell office:value-type="float" office:value="72438">
            <text:p>7243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54">
            <text:p>42.54</text:p>
          </table:table-cell>
          <table:table-cell office:value-type="float" office:value="89.1">
            <text:p>89.1</text:p>
          </table:table-cell>
          <table:table-cell office:value-type="float" office:value="26930">
            <text:p>26930</text:p>
          </table:table-cell>
          <table:table-cell office:value-type="string">
            <text:p>Northern Illinois</text:p>
          </table:table-cell>
          <table:table-cell office:value-type="string">
            <text:p>N Ill</text:p>
          </table:table-cell>
          <table:table-cell office:value-type="float" office:value="72641">
            <text:p>726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.01">
            <text:p>45.01</text:p>
          </table:table-cell>
          <table:table-cell office:value-type="float" office:value="90.57">
            <text:p>90.57</text:p>
          </table:table-cell>
          <table:table-cell office:value-type="float" office:value="32182">
            <text:p>32182</text:p>
          </table:table-cell>
          <table:table-cell office:value-type="string">
            <text:p>Northern Wisconsin</text:p>
          </table:table-cell>
          <table:table-cell office:value-type="string">
            <text:p>N Wisc</text:p>
          </table:table-cell>
          <table:table-cell office:value-type="float" office:value="72741">
            <text:p>7274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4.83">
            <text:p>44.83</text:p>
          </table:table-cell>
          <table:table-cell office:value-type="float" office:value="93.49">
            <text:p>93.49</text:p>
          </table:table-cell>
          <table:table-cell office:value-type="float" office:value="31652">
            <text:p>31652</text:p>
          </table:table-cell>
          <table:table-cell office:value-type="string">
            <text:p>Southeastern Minnisota</text:p>
          </table:table-cell>
          <table:table-cell office:value-type="string">
            <text:p>Se Minn</text:p>
          </table:table-cell>
          <table:table-cell office:value-type="float" office:value="72658">
            <text:p>7265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4.92">
            <text:p>44.92</text:p>
          </table:table-cell>
          <table:table-cell office:value-type="float" office:value="96.7">
            <text:p>96.7</text:p>
          </table:table-cell>
          <table:table-cell office:value-type="float" office:value="32071">
            <text:p>32071</text:p>
          </table:table-cell>
          <table:table-cell office:value-type="string">
            <text:p>Eastern South Dakota</text:p>
          </table:table-cell>
          <table:table-cell office:value-type="string">
            <text:p>E South Dak</text:p>
          </table:table-cell>
          <table:table-cell office:value-type="float" office:value="72654">
            <text:p>7265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4.47">
            <text:p>44.47</text:p>
          </table:table-cell>
          <table:table-cell office:value-type="float" office:value="100.13">
            <text:p>100.13</text:p>
          </table:table-cell>
          <table:table-cell office:value-type="float" office:value="24771">
            <text:p>24771</text:p>
          </table:table-cell>
          <table:table-cell office:value-type="string">
            <text:p>Central South Dakota</text:p>
          </table:table-cell>
          <table:table-cell office:value-type="string">
            <text:p>Cent South Dak</text:p>
          </table:table-cell>
          <table:table-cell office:value-type="float" office:value="72567">
            <text:p>725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4.24">
            <text:p>44.24</text:p>
          </table:table-cell>
          <table:table-cell office:value-type="float" office:value="102.88">
            <text:p>102.88</text:p>
          </table:table-cell>
          <table:table-cell office:value-type="float" office:value="25726">
            <text:p>25726</text:p>
          </table:table-cell>
          <table:table-cell office:value-type="string">
            <text:p>Western South Dakota</text:p>
          </table:table-cell>
          <table:table-cell office:value-type="string">
            <text:p>W South Dak</text:p>
          </table:table-cell>
          <table:table-cell office:value-type="float" office:value="72662">
            <text:p>7266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3.98">
            <text:p>43.98</text:p>
          </table:table-cell>
          <table:table-cell office:value-type="float" office:value="105.27">
            <text:p>105.27</text:p>
          </table:table-cell>
          <table:table-cell office:value-type="float" office:value="22393">
            <text:p>22393</text:p>
          </table:table-cell>
          <table:table-cell office:value-type="string">
            <text:p>Northeast Wyoming</text:p>
          </table:table-cell>
          <table:table-cell office:value-type="string">
            <text:p>Ne Wyoming</text:p>
          </table:table-cell>
          <table:table-cell office:value-type="float" office:value="72659">
            <text:p>7265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3.96">
            <text:p>43.96</text:p>
          </table:table-cell>
          <table:table-cell office:value-type="float" office:value="109.37">
            <text:p>109.37</text:p>
          </table:table-cell>
          <table:table-cell office:value-type="float" office:value="27974">
            <text:p>27974</text:p>
          </table:table-cell>
          <table:table-cell office:value-type="string">
            <text:p>Northwest Wyoming</text:p>
          </table:table-cell>
          <table:table-cell office:value-type="string">
            <text:p>Nw Wyoming</text:p>
          </table:table-cell>
          <table:table-cell office:value-type="float" office:value="72460">
            <text:p>7246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office:value-type="float" office:value="92.53">
            <text:p>92.53</text:p>
          </table:table-cell>
          <table:table-cell office:value-type="float" office:value="37078">
            <text:p>37078</text:p>
          </table:table-cell>
          <table:table-cell office:value-type="string">
            <text:p>Eastern Iowa</text:p>
          </table:table-cell>
          <table:table-cell office:value-type="string">
            <text:p>E Iowa</text:p>
          </table:table-cell>
          <table:table-cell office:value-type="float" office:value="72546">
            <text:p>7254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2.67">
            <text:p>42.67</text:p>
          </table:table-cell>
          <table:table-cell office:value-type="float" office:value="96.43">
            <text:p>96.43</text:p>
          </table:table-cell>
          <table:table-cell office:value-type="float" office:value="32073">
            <text:p>32073</text:p>
          </table:table-cell>
          <table:table-cell office:value-type="string">
            <text:p>Northwest Iowa</text:p>
          </table:table-cell>
          <table:table-cell office:value-type="string">
            <text:p>Nw Iowa</text:p>
          </table:table-cell>
          <table:table-cell office:value-type="float" office:value="72557">
            <text:p>725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1.48">
            <text:p>41.48</text:p>
          </table:table-cell>
          <table:table-cell office:value-type="float" office:value="100.74">
            <text:p>100.74</text:p>
          </table:table-cell>
          <table:table-cell office:value-type="float" office:value="28304">
            <text:p>28304</text:p>
          </table:table-cell>
          <table:table-cell office:value-type="string">
            <text:p>Central Nebraska</text:p>
          </table:table-cell>
          <table:table-cell office:value-type="string">
            <text:p>Cent Nebraska</text:p>
          </table:table-cell>
          <table:table-cell office:value-type="float" office:value="72562">
            <text:p>7256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0.82">
            <text:p>40.82</text:p>
          </table:table-cell>
          <table:table-cell office:value-type="float" office:value="97.53">
            <text:p>97.53</text:p>
          </table:table-cell>
          <table:table-cell office:value-type="float" office:value="32046">
            <text:p>32046</text:p>
          </table:table-cell>
          <table:table-cell office:value-type="string">
            <text:p>Southern Nebraska</text:p>
          </table:table-cell>
          <table:table-cell office:value-type="string">
            <text:p>S Nebraska</text:p>
          </table:table-cell>
          <table:table-cell office:value-type="float" office:value="72552">
            <text:p>7255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26210">
            <text:p>26210</text:p>
          </table:table-cell>
          <table:table-cell office:value-type="string">
            <text:p>Western Nebraska/Cheyene</text:p>
          </table:table-cell>
          <table:table-cell office:value-type="string">
            <text:p>W Nebr/Cheyene</text:p>
          </table:table-cell>
          <table:table-cell office:value-type="float" office:value="72566">
            <text:p>7256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.35">
            <text:p>38.35</text:p>
          </table:table-cell>
          <table:table-cell office:value-type="float" office:value="84.01">
            <text:p>84.01</text:p>
          </table:table-cell>
          <table:table-cell office:value-type="float" office:value="28287">
            <text:p>28287</text:p>
          </table:table-cell>
          <table:table-cell office:value-type="string">
            <text:p>Eastern Kentucky</text:p>
          </table:table-cell>
          <table:table-cell office:value-type="string">
            <text:p>E Kentucky</text:p>
          </table:table-cell>
          <table:table-cell office:value-type="float" office:value="72421">
            <text:p>724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.9">
            <text:p>37.9</text:p>
          </table:table-cell>
          <table:table-cell office:value-type="float" office:value="87.09">
            <text:p>87.09</text:p>
          </table:table-cell>
          <table:table-cell office:value-type="float" office:value="32683">
            <text:p>32683</text:p>
          </table:table-cell>
          <table:table-cell office:value-type="string">
            <text:p>Western Kentucky</text:p>
          </table:table-cell>
          <table:table-cell office:value-type="string">
            <text:p>W Kentucky</text:p>
          </table:table-cell>
          <table:table-cell office:value-type="float" office:value="72432">
            <text:p>7243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.32">
            <text:p>37.32</text:p>
          </table:table-cell>
          <table:table-cell office:value-type="float" office:value="90.08">
            <text:p>90.08</text:p>
          </table:table-cell>
          <table:table-cell office:value-type="float" office:value="24627">
            <text:p>24627</text:p>
          </table:table-cell>
          <table:table-cell office:value-type="string">
            <text:p>Southeast Missouri</text:p>
          </table:table-cell>
          <table:table-cell office:value-type="string">
            <text:p>Se Missouri</text:p>
          </table:table-cell>
          <table:table-cell office:value-type="float" office:value="72330">
            <text:p>7233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9.73">
            <text:p>39.73</text:p>
          </table:table-cell>
          <table:table-cell office:value-type="float" office:value="90.78">
            <text:p>90.78</text:p>
          </table:table-cell>
          <table:table-cell office:value-type="float" office:value="27083">
            <text:p>27083</text:p>
          </table:table-cell>
          <table:table-cell office:value-type="string">
            <text:p>Northeast Missouri</text:p>
          </table:table-cell>
          <table:table-cell office:value-type="string">
            <text:p>Ne Missouri</text:p>
          </table:table-cell>
          <table:table-cell office:value-type="float" office:value="72434">
            <text:p>724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9.04">
            <text:p>39.04</text:p>
          </table:table-cell>
          <table:table-cell office:value-type="float" office:value="93.65">
            <text:p>93.65</text:p>
          </table:table-cell>
          <table:table-cell office:value-type="float" office:value="24969">
            <text:p>24969</text:p>
          </table:table-cell>
          <table:table-cell office:value-type="string">
            <text:p>Northwest Missouri</text:p>
          </table:table-cell>
          <table:table-cell office:value-type="string">
            <text:p>Nw Missouri</text:p>
          </table:table-cell>
          <table:table-cell office:value-type="float" office:value="72446">
            <text:p>7244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8.03">
            <text:p>38.03</text:p>
          </table:table-cell>
          <table:table-cell office:value-type="float" office:value="95.79">
            <text:p>95.79</text:p>
          </table:table-cell>
          <table:table-cell office:value-type="float" office:value="33887">
            <text:p>33887</text:p>
          </table:table-cell>
          <table:table-cell office:value-type="string">
            <text:p>Eastern Kansas</text:p>
          </table:table-cell>
          <table:table-cell office:value-type="string">
            <text:p>E Kansas</text:p>
          </table:table-cell>
          <table:table-cell office:value-type="float" office:value="72455">
            <text:p>7245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8.6">
            <text:p>38.6</text:p>
          </table:table-cell>
          <table:table-cell office:value-type="float" office:value="98.27">
            <text:p>98.27</text:p>
          </table:table-cell>
          <table:table-cell office:value-type="float" office:value="29154">
            <text:p>29154</text:p>
          </table:table-cell>
          <table:table-cell office:value-type="string">
            <text:p>Central Kansas</text:p>
          </table:table-cell>
          <table:table-cell office:value-type="string">
            <text:p>Cent Kansas</text:p>
          </table:table-cell>
          <table:table-cell office:value-type="float" office:value="72450">
            <text:p>7245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.17">
            <text:p>38.17</text:p>
          </table:table-cell>
          <table:table-cell office:value-type="float" office:value="100.78">
            <text:p>100.78</text:p>
          </table:table-cell>
          <table:table-cell office:value-type="float" office:value="35745">
            <text:p>35745</text:p>
          </table:table-cell>
          <table:table-cell office:value-type="string">
            <text:p>Western Kansas</text:p>
          </table:table-cell>
          <table:table-cell office:value-type="string">
            <text:p>W Kansas</text:p>
          </table:table-cell>
          <table:table-cell office:value-type="float" office:value="72451">
            <text:p>7245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.82">
            <text:p>39.82</text:p>
          </table:table-cell>
          <table:table-cell office:value-type="float" office:value="103.44">
            <text:p>103.44</text:p>
          </table:table-cell>
          <table:table-cell office:value-type="float" office:value="29877">
            <text:p>29877</text:p>
          </table:table-cell>
          <table:table-cell office:value-type="string">
            <text:p>Northeast Colorado</text:p>
          </table:table-cell>
          <table:table-cell office:value-type="string">
            <text:p>Ne Colo</text:p>
          </table:table-cell>
          <table:table-cell office:value-type="float" office:value="72469">
            <text:p>7246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.1">
            <text:p>38.1</text:p>
          </table:table-cell>
          <table:table-cell office:value-type="float" office:value="103.97">
            <text:p>103.97</text:p>
          </table:table-cell>
          <table:table-cell office:value-type="float" office:value="28188">
            <text:p>28188</text:p>
          </table:table-cell>
          <table:table-cell office:value-type="string">
            <text:p>Southeast Colorado</text:p>
          </table:table-cell>
          <table:table-cell office:value-type="string">
            <text:p>Se Colo</text:p>
          </table:table-cell>
          <table:table-cell office:value-type="float" office:value="72464">
            <text:p>7246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9.13">
            <text:p>39.13</text:p>
          </table:table-cell>
          <table:table-cell office:value-type="float" office:value="107.73">
            <text:p>107.73</text:p>
          </table:table-cell>
          <table:table-cell office:value-type="float" office:value="38519">
            <text:p>38519</text:p>
          </table:table-cell>
          <table:table-cell office:value-type="string">
            <text:p>Western Colorado</text:p>
          </table:table-cell>
          <table:table-cell office:value-type="string">
            <text:p>W Colo</text:p>
          </table:table-cell>
          <table:table-cell office:value-type="float" office:value="72476">
            <text:p>7247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1.94">
            <text:p>41.94</text:p>
          </table:table-cell>
          <table:table-cell office:value-type="float" office:value="108.26">
            <text:p>108.26</text:p>
          </table:table-cell>
          <table:table-cell office:value-type="float" office:value="35562">
            <text:p>35562</text:p>
          </table:table-cell>
          <table:table-cell office:value-type="string">
            <text:p>Southwest Wyoming</text:p>
          </table:table-cell>
          <table:table-cell office:value-type="string">
            <text:p>Sw Wyoming</text:p>
          </table:table-cell>
          <table:table-cell office:value-type="float" office:value="72576">
            <text:p>7257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5.31">
            <text:p>35.31</text:p>
          </table:table-cell>
          <table:table-cell office:value-type="float" office:value="86.54">
            <text:p>86.54</text:p>
          </table:table-cell>
          <table:table-cell office:value-type="float" office:value="26352">
            <text:p>26352</text:p>
          </table:table-cell>
          <table:table-cell office:value-type="string">
            <text:p>Central Tennessee</text:p>
          </table:table-cell>
          <table:table-cell office:value-type="string">
            <text:p>Cent Tenn</text:p>
          </table:table-cell>
          <table:table-cell office:value-type="float" office:value="72327">
            <text:p>7232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4.88">
            <text:p>34.88</text:p>
          </table:table-cell>
          <table:table-cell office:value-type="float" office:value="89.92">
            <text:p>89.92</text:p>
          </table:table-cell>
          <table:table-cell office:value-type="float" office:value="35395">
            <text:p>35395</text:p>
          </table:table-cell>
          <table:table-cell office:value-type="string">
            <text:p>Western Tennessee</text:p>
          </table:table-cell>
          <table:table-cell office:value-type="string">
            <text:p>W Tenn</text:p>
          </table:table-cell>
          <table:table-cell office:value-type="float" office:value="72334">
            <text:p>7233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5.71">
            <text:p>35.71</text:p>
          </table:table-cell>
          <table:table-cell office:value-type="float" office:value="93.89">
            <text:p>93.89</text:p>
          </table:table-cell>
          <table:table-cell office:value-type="float" office:value="42158">
            <text:p>42158</text:p>
          </table:table-cell>
          <table:table-cell office:value-type="string">
            <text:p>Ozark Mountains</text:p>
          </table:table-cell>
          <table:table-cell office:value-type="string">
            <text:p>Ozark Mountns</text:p>
          </table:table-cell>
          <table:table-cell office:value-type="float" office:value="72344">
            <text:p>7234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5.52">
            <text:p>35.52</text:p>
          </table:table-cell>
          <table:table-cell office:value-type="float" office:value="97.83">
            <text:p>97.83</text:p>
          </table:table-cell>
          <table:table-cell office:value-type="float" office:value="32876">
            <text:p>32876</text:p>
          </table:table-cell>
          <table:table-cell office:value-type="string">
            <text:p>Central Oklahoma</text:p>
          </table:table-cell>
          <table:table-cell office:value-type="string">
            <text:p>Cent Oklahoma</text:p>
          </table:table-cell>
          <table:table-cell office:value-type="float" office:value="72353">
            <text:p>7235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4.1">
            <text:p>34.1</text:p>
          </table:table-cell>
          <table:table-cell office:value-type="float" office:value="99.55">
            <text:p>99.55</text:p>
          </table:table-cell>
          <table:table-cell office:value-type="float" office:value="32480">
            <text:p>32480</text:p>
          </table:table-cell>
          <table:table-cell office:value-type="string">
            <text:p>Texas West Of Abilene</text:p>
          </table:table-cell>
          <table:table-cell office:value-type="string">
            <text:p>Tx W Of Abilene</text:p>
          </table:table-cell>
          <table:table-cell office:value-type="float" office:value="72351">
            <text:p>7235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.5">
            <text:p>34.5</text:p>
          </table:table-cell>
          <table:table-cell office:value-type="float" office:value="101.64">
            <text:p>101.64</text:p>
          </table:table-cell>
          <table:table-cell office:value-type="float" office:value="39406">
            <text:p>39406</text:p>
          </table:table-cell>
          <table:table-cell office:value-type="string">
            <text:p>North High Plains Texas</text:p>
          </table:table-cell>
          <table:table-cell office:value-type="string">
            <text:p>N Hi Plains Tx</text:p>
          </table:table-cell>
          <table:table-cell office:value-type="float" office:value="72363">
            <text:p>7236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3.63">
            <text:p>33.63</text:p>
          </table:table-cell>
          <table:table-cell office:value-type="float" office:value="83.71">
            <text:p>83.71</text:p>
          </table:table-cell>
          <table:table-cell office:value-type="float" office:value="35349">
            <text:p>35349</text:p>
          </table:table-cell>
          <table:table-cell office:value-type="string">
            <text:p>Northern Georgia</text:p>
          </table:table-cell>
          <table:table-cell office:value-type="string">
            <text:p>N Georgia</text:p>
          </table:table-cell>
          <table:table-cell office:value-type="float" office:value="72219">
            <text:p>72219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3.27">
            <text:p>33.27</text:p>
          </table:table-cell>
          <table:table-cell office:value-type="float" office:value="86.55">
            <text:p>86.55</text:p>
          </table:table-cell>
          <table:table-cell office:value-type="float" office:value="29396">
            <text:p>29396</text:p>
          </table:table-cell>
          <table:table-cell office:value-type="string">
            <text:p>Northern Alabama</text:p>
          </table:table-cell>
          <table:table-cell office:value-type="string">
            <text:p>N Alabama</text:p>
          </table:table-cell>
          <table:table-cell office:value-type="float" office:value="72228">
            <text:p>7222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2.39">
            <text:p>32.39</text:p>
          </table:table-cell>
          <table:table-cell office:value-type="float" office:value="89.74">
            <text:p>89.74</text:p>
          </table:table-cell>
          <table:table-cell office:value-type="float" office:value="32595">
            <text:p>32595</text:p>
          </table:table-cell>
          <table:table-cell office:value-type="string">
            <text:p>Central Mississippi</text:p>
          </table:table-cell>
          <table:table-cell office:value-type="string">
            <text:p>Cent Mississippi</text:p>
          </table:table-cell>
          <table:table-cell office:value-type="float" office:value="72235">
            <text:p>7223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3.3">
            <text:p>33.3</text:p>
          </table:table-cell>
          <table:table-cell office:value-type="float" office:value="92.61">
            <text:p>92.61</text:p>
          </table:table-cell>
          <table:table-cell office:value-type="float" office:value="36127">
            <text:p>36127</text:p>
          </table:table-cell>
          <table:table-cell office:value-type="string">
            <text:p>Southern Arkansas</text:p>
          </table:table-cell>
          <table:table-cell office:value-type="string">
            <text:p>S Arkansas</text:p>
          </table:table-cell>
          <table:table-cell office:value-type="float" office:value="72340">
            <text:p>7234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1.77">
            <text:p>31.77</text:p>
          </table:table-cell>
          <table:table-cell office:value-type="float" office:value="94.88">
            <text:p>94.88</text:p>
          </table:table-cell>
          <table:table-cell office:value-type="float" office:value="33204">
            <text:p>33204</text:p>
          </table:table-cell>
          <table:table-cell office:value-type="string">
            <text:p>East Texas</text:p>
          </table:table-cell>
          <table:table-cell office:value-type="string">
            <text:p>E Tx</text:p>
          </table:table-cell>
          <table:table-cell office:value-type="float" office:value="72247">
            <text:p>7224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2.35">
            <text:p>32.35</text:p>
          </table:table-cell>
          <table:table-cell office:value-type="float" office:value="97.47">
            <text:p>97.47</text:p>
          </table:table-cell>
          <table:table-cell office:value-type="float" office:value="39005">
            <text:p>39005</text:p>
          </table:table-cell>
          <table:table-cell office:value-type="string">
            <text:p>Dallas Area Texas</text:p>
          </table:table-cell>
          <table:table-cell office:value-type="string">
            <text:p>Dallas Reg Tx</text:p>
          </table:table-cell>
          <table:table-cell office:value-type="float" office:value="72259">
            <text:p>7225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9.38">
            <text:p>29.38</text:p>
          </table:table-cell>
          <table:table-cell office:value-type="float" office:value="97.37">
            <text:p>97.37</text:p>
          </table:table-cell>
          <table:table-cell office:value-type="float" office:value="21467">
            <text:p>21467</text:p>
          </table:table-cell>
          <table:table-cell office:value-type="string">
            <text:p>San Antinio Area Texas</text:p>
          </table:table-cell>
          <table:table-cell office:value-type="string">
            <text:p>San Antonio Reg Tx</text:p>
          </table:table-cell>
          <table:table-cell office:value-type="float" office:value="72253">
            <text:p>7225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7.06">
            <text:p>27.06</text:p>
          </table:table-cell>
          <table:table-cell office:value-type="float" office:value="98.3">
            <text:p>98.3</text:p>
          </table:table-cell>
          <table:table-cell office:value-type="float" office:value="25023">
            <text:p>25023</text:p>
          </table:table-cell>
          <table:table-cell office:value-type="string">
            <text:p>Far Southern Texas</text:p>
          </table:table-cell>
          <table:table-cell office:value-type="string">
            <text:p>Far S Tx</text:p>
          </table:table-cell>
          <table:table-cell office:value-type="float" office:value="72250">
            <text:p>722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0.56">
            <text:p>30.56</text:p>
          </table:table-cell>
          <table:table-cell office:value-type="float" office:value="100.08">
            <text:p>100.08</text:p>
          </table:table-cell>
          <table:table-cell office:value-type="float" office:value="35289">
            <text:p>35289</text:p>
          </table:table-cell>
          <table:table-cell office:value-type="string">
            <text:p>West-Central Texas</text:p>
          </table:table-cell>
          <table:table-cell office:value-type="string">
            <text:p>W-Cent Tx</text:p>
          </table:table-cell>
          <table:table-cell office:value-type="float" office:value="72258">
            <text:p>7225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0.82">
            <text:p>30.82</text:p>
          </table:table-cell>
          <table:table-cell office:value-type="float" office:value="103.55">
            <text:p>103.55</text:p>
          </table:table-cell>
          <table:table-cell office:value-type="float" office:value="36171">
            <text:p>36171</text:p>
          </table:table-cell>
          <table:table-cell office:value-type="string">
            <text:p>Western Texas Panhandle</text:p>
          </table:table-cell>
          <table:table-cell office:value-type="string">
            <text:p>W Tx Panhandle</text:p>
          </table:table-cell>
          <table:table-cell office:value-type="float" office:value="72264">
            <text:p>7226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1.04">
            <text:p>31.04</text:p>
          </table:table-cell>
          <table:table-cell office:value-type="float" office:value="83.18">
            <text:p>83.18</text:p>
          </table:table-cell>
          <table:table-cell office:value-type="float" office:value="36738">
            <text:p>36738</text:p>
          </table:table-cell>
          <table:table-cell office:value-type="string">
            <text:p>Jacksonville Florida Area</text:p>
          </table:table-cell>
          <table:table-cell office:value-type="string">
            <text:p>Jaxonvil Fla Reg</text:p>
          </table:table-cell>
          <table:table-cell office:value-type="float" office:value="72206">
            <text:p>7220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8.28">
            <text:p>28.28</text:p>
          </table:table-cell>
          <table:table-cell office:value-type="float" office:value="81.68">
            <text:p>81.68</text:p>
          </table:table-cell>
          <table:table-cell office:value-type="float" office:value="19676">
            <text:p>19676</text:p>
          </table:table-cell>
          <table:table-cell office:value-type="string">
            <text:p>Central Florida</text:p>
          </table:table-cell>
          <table:table-cell office:value-type="string">
            <text:p>Cent Fla</text:p>
          </table:table-cell>
          <table:table-cell office:value-type="float" office:value="72205">
            <text:p>7220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5.71">
            <text:p>25.71</text:p>
          </table:table-cell>
          <table:table-cell office:value-type="float" office:value="80.97">
            <text:p>80.97</text:p>
          </table:table-cell>
          <table:table-cell office:value-type="float" office:value="13510">
            <text:p>13510</text:p>
          </table:table-cell>
          <table:table-cell office:value-type="string">
            <text:p>Southern Florida</text:p>
          </table:table-cell>
          <table:table-cell office:value-type="string">
            <text:p>S Fla</text:p>
          </table:table-cell>
          <table:table-cell office:value-type="float" office:value="72202">
            <text:p>7220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0.81">
            <text:p>30.81</text:p>
          </table:table-cell>
          <table:table-cell office:value-type="float" office:value="86.86">
            <text:p>86.86</text:p>
          </table:table-cell>
          <table:table-cell office:value-type="float" office:value="29767">
            <text:p>29767</text:p>
          </table:table-cell>
          <table:table-cell office:value-type="string">
            <text:p>Florida Panhandle</text:p>
          </table:table-cell>
          <table:table-cell office:value-type="string">
            <text:p>Fla Panhandle</text:p>
          </table:table-cell>
          <table:table-cell office:value-type="float" office:value="72223">
            <text:p>7222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.42">
            <text:p>30.42</text:p>
          </table:table-cell>
          <table:table-cell office:value-type="float" office:value="90.71">
            <text:p>90.71</text:p>
          </table:table-cell>
          <table:table-cell office:value-type="float" office:value="26141">
            <text:p>26141</text:p>
          </table:table-cell>
          <table:table-cell office:value-type="string">
            <text:p>Coastal Louisiana</text:p>
          </table:table-cell>
          <table:table-cell office:value-type="string">
            <text:p>Coastl Louisiana</text:p>
          </table:table-cell>
          <table:table-cell office:value-type="float" office:value="72231">
            <text:p>7223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0.37">
            <text:p>30.37</text:p>
          </table:table-cell>
          <table:table-cell office:value-type="float" office:value="93.82">
            <text:p>93.82</text:p>
          </table:table-cell>
          <table:table-cell office:value-type="float" office:value="23756">
            <text:p>23756</text:p>
          </table:table-cell>
          <table:table-cell office:value-type="string">
            <text:p>Coastal Texas Near Houston</text:p>
          </table:table-cell>
          <table:table-cell office:value-type="string">
            <text:p>Coastl Tx Nr Houst</text:p>
          </table:table-cell>
          <table:table-cell office:value-type="float" office:value="72243">
            <text:p>722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8.11">
            <text:p>48.11</text:p>
          </table:table-cell>
          <table:table-cell office:value-type="float" office:value="117.92">
            <text:p>117.92</text:p>
          </table:table-cell>
          <table:table-cell office:value-type="float" office:value="19788">
            <text:p>19788</text:p>
          </table:table-cell>
          <table:table-cell office:value-type="string">
            <text:p>Northeast Washington</text:p>
          </table:table-cell>
          <table:table-cell office:value-type="string">
            <text:p>Nw Wash</text:p>
          </table:table-cell>
          <table:table-cell office:value-type="float" office:value="72785">
            <text:p>7278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6.15">
            <text:p>46.15</text:p>
          </table:table-cell>
          <table:table-cell office:value-type="float" office:value="117.23">
            <text:p>117.23</text:p>
          </table:table-cell>
          <table:table-cell office:value-type="float" office:value="22269">
            <text:p>22269</text:p>
          </table:table-cell>
          <table:table-cell office:value-type="string">
            <text:p>Pendleton Area Oregon</text:p>
          </table:table-cell>
          <table:table-cell office:value-type="string">
            <text:p>Pendelton Reg Oreg</text:p>
          </table:table-cell>
          <table:table-cell office:value-type="float" office:value="72688">
            <text:p>7268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6.5">
            <text:p>46.5</text:p>
          </table:table-cell>
          <table:table-cell office:value-type="float" office:value="120.09">
            <text:p>120.09</text:p>
          </table:table-cell>
          <table:table-cell office:value-type="float" office:value="30227">
            <text:p>30227</text:p>
          </table:table-cell>
          <table:table-cell office:value-type="string">
            <text:p>Central Washington</text:p>
          </table:table-cell>
          <table:table-cell office:value-type="string">
            <text:p>Cent Wash</text:p>
          </table:table-cell>
          <table:table-cell office:value-type="float" office:value="72781">
            <text:p>7278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7.31">
            <text:p>47.31</text:p>
          </table:table-cell>
          <table:table-cell office:value-type="float" office:value="122.2">
            <text:p>122.2</text:p>
          </table:table-cell>
          <table:table-cell office:value-type="float" office:value="19448">
            <text:p>19448</text:p>
          </table:table-cell>
          <table:table-cell office:value-type="string">
            <text:p>Seattle Area Washington</text:p>
          </table:table-cell>
          <table:table-cell office:value-type="string">
            <text:p>Seattle Reg Wash</text:p>
          </table:table-cell>
          <table:table-cell office:value-type="float" office:value="72793">
            <text:p>7279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7.86">
            <text:p>47.86</text:p>
          </table:table-cell>
          <table:table-cell office:value-type="float" office:value="123.32">
            <text:p>123.32</text:p>
          </table:table-cell>
          <table:table-cell office:value-type="float" office:value="6853">
            <text:p>6853</text:p>
          </table:table-cell>
          <table:table-cell office:value-type="string">
            <text:p>Washington Coast</text:p>
          </table:table-cell>
          <table:table-cell office:value-type="string">
            <text:p>Coastl Wash</text:p>
          </table:table-cell>
          <table:table-cell office:value-type="float" office:value="72797">
            <text:p>7279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3.15">
            <text:p>43.15</text:p>
          </table:table-cell>
          <table:table-cell office:value-type="float" office:value="112.94">
            <text:p>112.94</text:p>
          </table:table-cell>
          <table:table-cell office:value-type="float" office:value="25894">
            <text:p>25894</text:p>
          </table:table-cell>
          <table:table-cell office:value-type="string">
            <text:p>Eastern Idaho</text:p>
          </table:table-cell>
          <table:table-cell office:value-type="string">
            <text:p>E Idaho</text:p>
          </table:table-cell>
          <table:table-cell office:value-type="float" office:value="72758">
            <text:p>7275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4.6">
            <text:p>44.6</text:p>
          </table:table-cell>
          <table:table-cell office:value-type="float" office:value="114.4">
            <text:p>114.4</text:p>
          </table:table-cell>
          <table:table-cell office:value-type="float" office:value="34058">
            <text:p>34058</text:p>
          </table:table-cell>
          <table:table-cell office:value-type="string">
            <text:p>Idaho Central Mountains</text:p>
          </table:table-cell>
          <table:table-cell office:value-type="string">
            <text:p>Idaho Cent Mountns</text:p>
          </table:table-cell>
          <table:table-cell office:value-type="float" office:value="72686">
            <text:p>7268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2.98">
            <text:p>42.98</text:p>
          </table:table-cell>
          <table:table-cell office:value-type="float" office:value="116.54">
            <text:p>116.54</text:p>
          </table:table-cell>
          <table:table-cell office:value-type="float" office:value="24857">
            <text:p>24857</text:p>
          </table:table-cell>
          <table:table-cell office:value-type="string">
            <text:p>Southwest Idaho</text:p>
          </table:table-cell>
          <table:table-cell office:value-type="string">
            <text:p>Sw Idaho</text:p>
          </table:table-cell>
          <table:table-cell office:value-type="float" office:value="72681">
            <text:p>7268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3.23">
            <text:p>43.23</text:p>
          </table:table-cell>
          <table:table-cell office:value-type="float" office:value="120.63">
            <text:p>120.63</text:p>
          </table:table-cell>
          <table:table-cell office:value-type="float" office:value="35670">
            <text:p>35670</text:p>
          </table:table-cell>
          <table:table-cell office:value-type="string">
            <text:p>Eastern Oregon</text:p>
          </table:table-cell>
          <table:table-cell office:value-type="string">
            <text:p>E Oreg</text:p>
          </table:table-cell>
          <table:table-cell office:value-type="float" office:value="72683">
            <text:p>7268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4.09">
            <text:p>44.09</text:p>
          </table:table-cell>
          <table:table-cell office:value-type="float" office:value="122.6">
            <text:p>122.6</text:p>
          </table:table-cell>
          <table:table-cell office:value-type="float" office:value="21297">
            <text:p>21297</text:p>
          </table:table-cell>
          <table:table-cell office:value-type="string">
            <text:p>Oregon Coastal Valley</text:p>
          </table:table-cell>
          <table:table-cell office:value-type="string">
            <text:p>Oreg Coastl Valley</text:p>
          </table:table-cell>
          <table:table-cell office:value-type="float" office:value="72694">
            <text:p>7269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4.5">
            <text:p>44.5</text:p>
          </table:table-cell>
          <table:table-cell office:value-type="float" office:value="123.74">
            <text:p>123.74</text:p>
          </table:table-cell>
          <table:table-cell office:value-type="float" office:value="8369">
            <text:p>8369</text:p>
          </table:table-cell>
          <table:table-cell office:value-type="string">
            <text:p>Oregon Coast</text:p>
          </table:table-cell>
          <table:table-cell office:value-type="string">
            <text:p>Oreg Coast</text:p>
          </table:table-cell>
          <table:table-cell office:value-type="float" office:value="72991">
            <text:p>7299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0.5">
            <text:p>40.5</text:p>
          </table:table-cell>
          <table:table-cell office:value-type="float" office:value="110.92">
            <text:p>110.92</text:p>
          </table:table-cell>
          <table:table-cell office:value-type="float" office:value="22588">
            <text:p>22588</text:p>
          </table:table-cell>
          <table:table-cell office:value-type="string">
            <text:p>Northeast Utah</text:p>
          </table:table-cell>
          <table:table-cell office:value-type="string">
            <text:p>Ne Utah</text:p>
          </table:table-cell>
          <table:table-cell office:value-type="float" office:value="72572">
            <text:p>7257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8.35">
            <text:p>38.35</text:p>
          </table:table-cell>
          <table:table-cell office:value-type="float" office:value="111.07">
            <text:p>111.07</text:p>
          </table:table-cell>
          <table:table-cell office:value-type="float" office:value="39061">
            <text:p>39061</text:p>
          </table:table-cell>
          <table:table-cell office:value-type="string">
            <text:p>Southeast Utah</text:p>
          </table:table-cell>
          <table:table-cell office:value-type="string">
            <text:p>Se Utah</text:p>
          </table:table-cell>
          <table:table-cell office:value-type="float" office:value="72472">
            <text:p>7247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.53">
            <text:p>38.53</text:p>
          </table:table-cell>
          <table:table-cell office:value-type="float" office:value="113.4">
            <text:p>113.4</text:p>
          </table:table-cell>
          <table:table-cell office:value-type="float" office:value="23267">
            <text:p>23267</text:p>
          </table:table-cell>
          <table:table-cell office:value-type="string">
            <text:p>Western Utah</text:p>
          </table:table-cell>
          <table:table-cell office:value-type="string">
            <text:p>W Utah</text:p>
          </table:table-cell>
          <table:table-cell office:value-type="float" office:value="72520">
            <text:p>7252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0.5">
            <text:p>40.5</text:p>
          </table:table-cell>
          <table:table-cell office:value-type="float" office:value="115.48">
            <text:p>115.48</text:p>
          </table:table-cell>
          <table:table-cell office:value-type="float" office:value="36279">
            <text:p>36279</text:p>
          </table:table-cell>
          <table:table-cell office:value-type="string">
            <text:p>Northeast Nevada</text:p>
          </table:table-cell>
          <table:table-cell office:value-type="string">
            <text:p>Ne Nevada</text:p>
          </table:table-cell>
          <table:table-cell office:value-type="float" office:value="72582">
            <text:p>7258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0.57">
            <text:p>40.57</text:p>
          </table:table-cell>
          <table:table-cell office:value-type="float" office:value="119.37">
            <text:p>119.37</text:p>
          </table:table-cell>
          <table:table-cell office:value-type="float" office:value="37261">
            <text:p>37261</text:p>
          </table:table-cell>
          <table:table-cell office:value-type="string">
            <text:p>Northwest Nevada</text:p>
          </table:table-cell>
          <table:table-cell office:value-type="string">
            <text:p>Nw Nevada</text:p>
          </table:table-cell>
          <table:table-cell office:value-type="float" office:value="72488">
            <text:p>7248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9.76">
            <text:p>39.76</text:p>
          </table:table-cell>
          <table:table-cell office:value-type="float" office:value="121.6">
            <text:p>121.6</text:p>
          </table:table-cell>
          <table:table-cell office:value-type="float" office:value="27073">
            <text:p>27073</text:p>
          </table:table-cell>
          <table:table-cell office:value-type="string">
            <text:p>Sacramento Area California</text:p>
          </table:table-cell>
          <table:table-cell office:value-type="string">
            <text:p>Sacrmnto Reg Calif</text:p>
          </table:table-cell>
          <table:table-cell office:value-type="float" office:value="72591">
            <text:p>7259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0.46">
            <text:p>40.46</text:p>
          </table:table-cell>
          <table:table-cell office:value-type="float" office:value="123.27">
            <text:p>123.27</text:p>
          </table:table-cell>
          <table:table-cell office:value-type="float" office:value="21551">
            <text:p>21551</text:p>
          </table:table-cell>
          <table:table-cell office:value-type="string">
            <text:p>Northern California Coast</text:p>
          </table:table-cell>
          <table:table-cell office:value-type="string">
            <text:p>N Calif Coast</text:p>
          </table:table-cell>
          <table:table-cell office:value-type="float" office:value="72594">
            <text:p>725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8.06">
            <text:p>38.06</text:p>
          </table:table-cell>
          <table:table-cell office:value-type="float" office:value="116.23">
            <text:p>116.23</text:p>
          </table:table-cell>
          <table:table-cell office:value-type="float" office:value="33903">
            <text:p>33903</text:p>
          </table:table-cell>
          <table:table-cell office:value-type="string">
            <text:p>Central Nevada</text:p>
          </table:table-cell>
          <table:table-cell office:value-type="string">
            <text:p>Cent Nevada</text:p>
          </table:table-cell>
          <table:table-cell office:value-type="float" office:value="72485">
            <text:p>7248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6.37">
            <text:p>36.37</text:p>
          </table:table-cell>
          <table:table-cell office:value-type="float" office:value="119.83">
            <text:p>119.83</text:p>
          </table:table-cell>
          <table:table-cell office:value-type="float" office:value="33119">
            <text:p>33119</text:p>
          </table:table-cell>
          <table:table-cell office:value-type="string">
            <text:p>Fresno Area California</text:p>
          </table:table-cell>
          <table:table-cell office:value-type="string">
            <text:p>Fresno Reg Calif</text:p>
          </table:table-cell>
          <table:table-cell office:value-type="float" office:value="72389">
            <text:p>7238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.42">
            <text:p>36.42</text:p>
          </table:table-cell>
          <table:table-cell office:value-type="float" office:value="121.3">
            <text:p>121.3</text:p>
          </table:table-cell>
          <table:table-cell office:value-type="float" office:value="10585">
            <text:p>10585</text:p>
          </table:table-cell>
          <table:table-cell office:value-type="string">
            <text:p>Central California Coast</text:p>
          </table:table-cell>
          <table:table-cell office:value-type="string">
            <text:p>Cent Calif Coast</text:p>
          </table:table-cell>
          <table:table-cell office:value-type="float" office:value="72494">
            <text:p>7249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3.96">
            <text:p>33.96</text:p>
          </table:table-cell>
          <table:table-cell office:value-type="float" office:value="118.26">
            <text:p>118.26</text:p>
          </table:table-cell>
          <table:table-cell office:value-type="float" office:value="14028">
            <text:p>14028</text:p>
          </table:table-cell>
          <table:table-cell office:value-type="string">
            <text:p>Southern California Coast</text:p>
          </table:table-cell>
          <table:table-cell office:value-type="string">
            <text:p>S Calif Coast</text:p>
          </table:table-cell>
          <table:table-cell office:value-type="float" office:value="72295">
            <text:p>7229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5.21">
            <text:p>35.21</text:p>
          </table:table-cell>
          <table:table-cell office:value-type="float" office:value="116.55">
            <text:p>116.55</text:p>
          </table:table-cell>
          <table:table-cell office:value-type="float" office:value="45640">
            <text:p>45640</text:p>
          </table:table-cell>
          <table:table-cell office:value-type="string">
            <text:p>Southeast California</text:p>
          </table:table-cell>
          <table:table-cell office:value-type="string">
            <text:p>Se Calif</text:p>
          </table:table-cell>
          <table:table-cell office:value-type="float" office:value="72381">
            <text:p>7238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6.01">
            <text:p>36.01</text:p>
          </table:table-cell>
          <table:table-cell office:value-type="float" office:value="114.35">
            <text:p>114.35</text:p>
          </table:table-cell>
          <table:table-cell office:value-type="float" office:value="23098">
            <text:p>23098</text:p>
          </table:table-cell>
          <table:table-cell office:value-type="string">
            <text:p>Las Vegas Nevada Area</text:p>
          </table:table-cell>
          <table:table-cell office:value-type="string">
            <text:p>Las Vegas Nev Reg</text:p>
          </table:table-cell>
          <table:table-cell office:value-type="float" office:value="72386">
            <text:p>7238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3.67">
            <text:p>33.67</text:p>
          </table:table-cell>
          <table:table-cell office:value-type="float" office:value="112.26">
            <text:p>112.26</text:p>
          </table:table-cell>
          <table:table-cell office:value-type="float" office:value="37533">
            <text:p>37533</text:p>
          </table:table-cell>
          <table:table-cell office:value-type="string">
            <text:p>Southwest Arizona</text:p>
          </table:table-cell>
          <table:table-cell office:value-type="string">
            <text:p>Sw Arizona</text:p>
          </table:table-cell>
          <table:table-cell office:value-type="float" office:value="72278">
            <text:p>7227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5.58">
            <text:p>35.58</text:p>
          </table:table-cell>
          <table:table-cell office:value-type="float" office:value="110.69">
            <text:p>110.69</text:p>
          </table:table-cell>
          <table:table-cell office:value-type="float" office:value="39777">
            <text:p>39777</text:p>
          </table:table-cell>
          <table:table-cell office:value-type="string">
            <text:p>Northeast Arizona</text:p>
          </table:table-cell>
          <table:table-cell office:value-type="string">
            <text:p>Ne Arizona</text:p>
          </table:table-cell>
          <table:table-cell office:value-type="float" office:value="72374">
            <text:p>7237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2.27">
            <text:p>32.27</text:p>
          </table:table-cell>
          <table:table-cell office:value-type="float" office:value="110.52">
            <text:p>110.52</text:p>
          </table:table-cell>
          <table:table-cell office:value-type="float" office:value="23294">
            <text:p>23294</text:p>
          </table:table-cell>
          <table:table-cell office:value-type="string">
            <text:p>Southeast Arizona</text:p>
          </table:table-cell>
          <table:table-cell office:value-type="string">
            <text:p>Se Arizona</text:p>
          </table:table-cell>
          <table:table-cell office:value-type="float" office:value="72274">
            <text:p>7227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6.59">
            <text:p>36.59</text:p>
          </table:table-cell>
          <table:table-cell office:value-type="float" office:value="106.66">
            <text:p>106.66</text:p>
          </table:table-cell>
          <table:table-cell office:value-type="float" office:value="39794">
            <text:p>39794</text:p>
          </table:table-cell>
          <table:table-cell office:value-type="string">
            <text:p>Northern New Mexico</text:p>
          </table:table-cell>
          <table:table-cell office:value-type="string">
            <text:p>N New Mex</text:p>
          </table:table-cell>
          <table:table-cell office:value-type="float" office:value="72462">
            <text:p>7246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4.32">
            <text:p>34.32</text:p>
          </table:table-cell>
          <table:table-cell office:value-type="float" office:value="103.82">
            <text:p>103.82</text:p>
          </table:table-cell>
          <table:table-cell office:value-type="float" office:value="36950">
            <text:p>36950</text:p>
          </table:table-cell>
          <table:table-cell office:value-type="string">
            <text:p>Eastern New Mexico</text:p>
          </table:table-cell>
          <table:table-cell office:value-type="string">
            <text:p>E New Mex</text:p>
          </table:table-cell>
          <table:table-cell office:value-type="float" office:value="72268">
            <text:p>7226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4">
            <text:p>34</text:p>
          </table:table-cell>
          <table:table-cell office:value-type="float" office:value="106.83">
            <text:p>106.83</text:p>
          </table:table-cell>
          <table:table-cell office:value-type="float" office:value="33665">
            <text:p>33665</text:p>
          </table:table-cell>
          <table:table-cell office:value-type="string">
            <text:p>Central New Mexico</text:p>
          </table:table-cell>
          <table:table-cell office:value-type="string">
            <text:p>Cent New Mex</text:p>
          </table:table-cell>
          <table:table-cell office:value-type="float" office:value="72365">
            <text:p>7236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2.3">
            <text:p>32.3</text:p>
          </table:table-cell>
          <table:table-cell office:value-type="float" office:value="107.19">
            <text:p>107.19</text:p>
          </table:table-cell>
          <table:table-cell office:value-type="float" office:value="18919">
            <text:p>18919</text:p>
          </table:table-cell>
          <table:table-cell office:value-type="string">
            <text:p>Southern New Mexico</text:p>
          </table:table-cell>
          <table:table-cell office:value-type="string">
            <text:p>S New Mex</text:p>
          </table:table-cell>
          <table:table-cell office:value-type="float" office:value="72270">
            <text:p>7227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en" style:country-asian="US" style:font-name-complex="Luxi Sans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8/09/2010</text:date>, <text:time>15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08-09T15:29:56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16"/>
  </office:meta>
</office:document-meta>
</file>